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5be900f" officeooo:paragraph-rsid="05be900f"/>
    </style:style>
    <style:style style:name="P2" style:family="paragraph" style:parent-style-name="Footnote">
      <style:text-properties officeooo:rsid="05c3d707" officeooo:paragraph-rsid="05c3d707"/>
    </style:style>
    <style:style style:name="P3" style:family="paragraph" style:parent-style-name="Footnote">
      <style:text-properties officeooo:rsid="05c4118f" officeooo:paragraph-rsid="05c4118f"/>
    </style:style>
    <style:style style:name="P4" style:family="paragraph" style:parent-style-name="Text_20_body">
      <style:paragraph-properties fo:text-align="center" style:justify-single-word="false"/>
      <style:text-properties style:font-name="Sanskrit 2003" fo:font-size="13pt" officeooo:paragraph-rsid="000f51f1" style:font-size-asian="13pt" style:font-name-complex="Sanskrit 2003" style:font-size-complex="13pt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f51f1" style:font-size-asian="13pt" style:font-name-complex="Sanskrit 2003" style:font-size-complex="13pt"/>
    </style:style>
    <style:style style:name="T1" style:family="text">
      <style:text-properties officeooo:rsid="05c411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bce150"/>
    </style:style>
    <style:style style:name="T4" style:family="text">
      <style:text-properties officeooo:rsid="05a196cc"/>
    </style:style>
    <style:style style:name="T5" style:family="text">
      <style:text-properties officeooo:rsid="05be900f"/>
    </style:style>
    <style:style style:name="T6" style:family="text">
      <style:text-properties officeooo:rsid="05c2485a"/>
    </style:style>
    <style:style style:name="T7" style:family="text">
      <style:text-properties fo:color="#000000"/>
    </style:style>
    <style:style style:name="T8" style:family="text">
      <style:text-properties fo:color="#000000" officeooo:rsid="05c069ee"/>
    </style:style>
    <style:style style:name="T9" style:family="text">
      <style:text-properties fo:color="#000000" officeooo:rsid="05a196cc"/>
    </style:style>
    <style:style style:name="T10" style:family="text">
      <style:text-properties fo:color="#000000" officeooo:rsid="05c19144"/>
    </style:style>
    <style:style style:name="T11" style:family="text">
      <style:text-properties fo:color="#000000" officeooo:rsid="05c3d707"/>
    </style:style>
    <style:style style:name="T12" style:family="text">
      <style:text-properties fo:color="#ff3333"/>
    </style:style>
    <style:style style:name="T13" style:family="text">
      <style:text-properties officeooo:rsid="05c3d707"/>
    </style:style>
    <style:style style:name="T14" style:family="text">
      <style:text-properties officeooo:rsid="000f51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अथ त्रिसप्ततितमोऽध्यायः । </text:p>
      <text:p text:style-name="P5"><text:span text:style-name="T2">सूर्यपूजाविधिः</text:span><text:line-break/>ईश्वर उवाच -<text:line-break/>वक्ष्ये सू<text:span text:style-name="T3">र्या</text:span>र्चनं स्कन्द कराङ्गन्यासपूर्वक<text:span text:style-name="T3">म्</text:span> । <text:line-break/>अहं तेजोमयः सू<text:span text:style-name="T3">र्य</text:span> इति ध्यात्वाऽर्घ्यमर्चयेत् ॥१<text:span text:style-name="T4">॥</text:span> <text:line-break/>पूरयेद्रक्तवर्णेन ललाटाकृष्ट<text:span text:style-name="T3">बि</text:span>न्दुना । <text:line-break/>तं संपूज्य रवेरङ्गैः कृत्वा रक्षावगुण्ठन<text:span text:style-name="T3">म्</text:span> ॥२<text:span text:style-name="T4">॥</text:span> <text:line-break/>सम्प्रोक्ष्य तज्जलैर्द्रव्यं पूर्वास्यो भानुमर्चयेत् । <text:line-break/><text:span text:style-name="T3">ॐ</text:span> अं हृ<text:span text:style-name="T3">द्बी</text:span>जादि सर्वत्र पूजनं दण्डिपिङ्गलौ ॥३<text:span text:style-name="T4">॥</text:span> <text:line-break/>द्वारि दक्षे वामपार्श्वे ईशाने अ<text:span text:style-name="T3">ङ्ग</text:span>णाय च । <text:line-break/>अग्नौ गुरुं पीठमध्ये प्रभूतं चा<text:span text:style-name="T3">ऽऽ</text:span>सनं यजेत् ॥४<text:span text:style-name="T4">॥</text:span> <text:line-break/>अग्न्यादौ विमलं सारमाराध्यं परमं सुख<text:span text:style-name="T3">म्</text:span> । <text:line-break/>सितरक्तपीतनीलवर्णान् सिंहनिभान् यजेत् ॥५<text:span text:style-name="T4">॥</text:span> <text:line-break/>पद्ममध्ये रां च दीप्तां रीं सूक्ष्मां रं जयां क्रमात् । <text:line-break/>रूं भद्रां रें विभूतीश्च विमलां रैममोघया ॥६<text:span text:style-name="T4">॥</text:span> <text:line-break/>रों रौं विद्युता शक्तिं पूर्वाद्याः सर्वतोमुखाः । </text:p>
      <text:p text:style-name="P5">रं मध्ये अर्कासनं स्यात्सू<text:span text:style-name="T5">र्य</text:span>मू<text:span text:style-name="T5">र्तिं</text:span> षडक्षर<text:span text:style-name="T5">म्</text:span> ॥७<text:span text:style-name="T4">॥</text:span> <text:line-break/><text:span text:style-name="T5">ॐ</text:span> हं खं <text:note text:id="ftn562" text:note-class="footnote"><text:note-citation>1</text:note-citation><text:note-body><text:p text:style-name="P1">खशोल्कायेति</text:p></text:note-body></text:note>खोल्कायेति यजेदावाह्य भास्कर<text:span text:style-name="T6">म्</text:span> । <text:s/><text:line-break/><text:span text:style-name="T7">ललाटाकृष्टमञ्ज</text:span><text:span text:style-name="T8">न्यां</text:span><text:span text:style-name="T7"> ध्यात्वा रक्तं न्यसेद्रवि</text:span><text:span text:style-name="T8">म्</text:span><text:span text:style-name="T7"> ॥८</text:span><text:span text:style-name="T9">॥</text:span><text:span text:style-name="T7"> </text:span><text:span text:style-name="T12"><text:line-break/></text:span><text:span text:style-name="T7">ह्रां ह्रीं सः सू</text:span><text:span text:style-name="T10">र्या</text:span><text:span text:style-name="T7">य नमो मुद्रया</text:span><text:span text:style-name="T11">ऽऽ</text:span><text:span text:style-name="T7">वाहनादिक</text:span><text:span text:style-name="T11">म्</text:span><text:span text:style-name="T7"> । <text:s/></text:span><text:span text:style-name="T12"><text:line-break/></text:span><text:span text:style-name="T7">विधाय प्रीतये </text:span><text:span text:style-name="T11">बि</text:span><text:span text:style-name="T7">म्बमुद्रां गन्धादिकं ददेत् ॥९</text:span><text:span text:style-name="T9">॥</text:span><text:span text:style-name="T7"> <text:line-break/>पद्ममुद्रां </text:span><text:span text:style-name="T11">बिम्ब</text:span><text:span text:style-name="T7">मुद्रां प्रदर्श्याग्नौ हृदीरित</text:span><text:span text:style-name="T11">म्</text:span><text:span text:style-name="T7"> । </text:span><text:line-break/><text:soft-page-break/><text:span text:style-name="T13">ॐ</text:span> आं हृदयाय नमः, अ<text:span text:style-name="T13">र्का</text:span>य शिरसे तथा ॥१०<text:span text:style-name="T4">॥</text:span> <text:line-break/><text:note text:id="ftn0" text:note-class="footnote"><text:note-citation>2</text:note-citation><text:note-body><text:p text:style-name="P2">स्वरे कालिनि शि, सुरं कालिनि शि</text:p></text:note-body></text:note>भूर्भुवः स्वः सुरेशाय शिखायै नैरृते यजेत् । <text:line-break/>हुं कवचाय वायव्ये हां नेत्रायेति मध्यतः ॥११<text:span text:style-name="T4">॥</text:span> <text:line-break/>वः, अस्त्रायेति पूर्वादौ ततो मुद्राः प्रदर्शयेत् । <text:line-break/>धेनुमुद्रा हृदादीनां गोविषाणा च नेत्रयोः ॥१२<text:span text:style-name="T4">॥</text:span> <text:line-break/>अस्त्रस्य त्रासनी योज्या ग्रहाणां च नमस्क्रिया । <text:line-break/>सों सोमं बुं बुधं <text:span text:style-name="T13">बृ</text:span>ञ्च जीवं भं भार्गवं यजेत् ॥१३<text:span text:style-name="T4">॥</text:span> <text:line-break/>दले पूर्वादिकेऽग्न्यादौ अं भौमं शं शनैश्चर<text:span text:style-name="T1">म् </text:span>। <text:line-break/>रं राहुं कें केतवे च गन्धाद्यैश्च ख<text:span text:style-name="T1">शो</text:span>ल्क<text:span text:style-name="T1">िना</text:span> ॥१४<text:span text:style-name="T4">॥</text:span> <text:line-break/>मूलं जप्त्वा<text:span text:style-name="T1">ऽ</text:span>र्घ्यपात्राम्बु द<text:span text:style-name="T1">त्</text:span>त्वा सूर्याय संस्तुतिः । <text:line-break/>नत्वा पराङ्मुख<text:span text:style-name="T1">ं चा</text:span>र्कं <text:s/>क्षमस्वेति ततो वदेत् ॥१५<text:span text:style-name="T4">॥</text:span> <text:line-break/>शराणुना फडन्तेन समाहत्याणुसंहृति<text:span text:style-name="T1">म्</text:span> ।</text:p>
      <text:p text:style-name="P4">हृत्पद्मे शिव सूर्येति संहारिण्योपसंस्कृति<text:span text:style-name="T1">म्</text:span><text:span text:style-name="T1"><text:note text:id="ftn563" text:note-class="footnote"><text:note-citation>3</text:note-citation><text:note-body><text:p text:style-name="P3">संहारिण्योपसंहृतिः</text:p></text:note-body></text:note></text:span>॥१६<text:span text:style-name="T4">॥</text:span> <text:line-break/>योजयेत्तेजश्चण्डाय रविनि<text:span text:style-name="T1">र्मा</text:span>ल्यम<text:span text:style-name="T1">र्प</text:span>येत् ।<text:line-break/>अभ्यर्च्य<text:span text:style-name="T14">े</text:span>शजपा<text:span text:style-name="T1">द्ध्‌या</text:span>नाद्धोमात्सर्वं रवेर्भवेत् ॥१७<text:span text:style-name="T4">॥</text:span> </text:p>
      <text:p text:style-name="P4">इत्यादिमहापुराणे आग्नेये सूर्यपूजा<text:span text:style-name="T1">विधिः</text:span> नाम त्रिसप्त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22:37.516512509</meta:creation-date>
    <dc:date>2017-06-09T15:23:34.145588463</dc:date>
    <meta:editing-duration>PT56S</meta:editing-duration>
    <meta:editing-cycles>1</meta:editing-cycles>
    <meta:document-statistic meta:table-count="0" meta:image-count="0" meta:object-count="0" meta:page-count="2" meta:paragraph-count="8" meta:word-count="231" meta:character-count="996" meta:non-whitespace-character-count="737"/>
    <meta:generator>LibreOffice/5.1.6.2$Linux_X86_64 LibreOffice_project/10m0$Build-2</meta:generator>
  </office:meta>
</office:document-meta>
</file>